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Line_20_Style_20_9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8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8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4.2cm" svg:y1="5.4cm" svg:x2="7.6cm" svg:y2="2.7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1" draw:layer="layout" svg:x1="8.4cm" svg:y1="6.2cm" svg:x2="8.4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8.9cm" svg:y1="6.2cm" svg:x2="8.9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1" draw:layer="layout" svg:x1="9.9cm" svg:y1="2.2cm" svg:x2="14.2cm" svg:y2="5.3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1" draw:layer="layout" svg:x1="9.5cm" svg:y1="2.7cm" svg:x2="13.167cm" svg:y2="5.3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1" draw:layer="layout" svg:x1="9.8cm" svg:y1="7.3cm" svg:x2="12.4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1" draw:layer="layout" svg:x1="5cm" svg:y1="7.9cm" svg:x2="7.6cm" svg:y2="7.4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0" draw:text-style-name="P11" draw:layer="layout" svg:width="1.9cm" svg:height="0.9cm" svg:x="3.1cm" svg:y="17.1cm">
          <text:p text:style-name="P11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5.1cm" svg:y="15cm">
          <text:p text:style-name="P1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5.1cm" svg:y="19.1cm">
          <text:p text:style-name="P11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8.1cm" svg:y="14.1cm">
          <text:p text:style-name="P1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1.1cm" svg:y="15.1cm">
          <text:p text:style-name="P11"><text:span text:style-name="T9">Seeder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3.1cm" svg:y="17.1cm">
          <text:p text:style-name="P11"><text:span text:style-name="T9">Seeder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8.1cm" svg:y="20.1cm">
          <text:p text:style-name="P11"><text:span text:style-name="T9">Seeder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1.1cm" svg:y="19.1cm">
          <text:p text:style-name="P11"><text:span text:style-name="T9">Seeder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5cm" svg:y1="19.2cm" svg:x2="4.3cm" svg:y2="18cm">
          <text:p/>
        </draw:line>
        <draw:line draw:style-name="gr3" draw:text-style-name="P1" draw:layer="layout" svg:x1="6cm" svg:y1="19.1cm" svg:x2="6.1cm" svg:y2="15.9cm">
          <text:p/>
        </draw:line>
        <draw:line draw:style-name="gr3" draw:text-style-name="P1" draw:layer="layout" svg:x1="6.4cm" svg:y1="19.1cm" svg:x2="9cm" svg:y2="15cm">
          <text:p/>
        </draw:line>
        <draw:line draw:style-name="gr3" draw:text-style-name="P1" draw:layer="layout" svg:x1="6.7cm" svg:y1="19.2cm" svg:x2="11.4cm" svg:y2="15.9cm">
          <text:p/>
        </draw:line>
        <draw:line draw:style-name="gr3" draw:text-style-name="P1" draw:layer="layout" svg:x1="6.9cm" svg:y1="19.4cm" svg:x2="13.1cm" svg:y2="17.6cm">
          <text:p/>
        </draw:line>
        <draw:line draw:style-name="gr3" draw:text-style-name="P1" draw:layer="layout" svg:x1="7cm" svg:y1="19.6cm" svg:x2="11.1cm" svg:y2="19.5cm">
          <text:p/>
        </draw:line>
        <draw:line draw:style-name="gr3" draw:text-style-name="P1" draw:layer="layout" svg:x1="6.6cm" svg:y1="19.9cm" svg:x2="8.1cm" svg:y2="20.6cm">
          <text:p/>
        </draw:line>
      </draw:page>
      <draw:page draw:name="page3" draw:style-name="dp1" draw:master-page-name="Standard">
        <draw:custom-shape draw:style-name="gr10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4.2cm" svg:y1="5.401cm" svg:x2="7.6cm" svg:y2="2.7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 </text:span></text:p>
          <text:p text:style-name="P1"><text:span text:style-name="T9">again!</text:span></text:p>
        </draw:line>
        <draw:line draw:style-name="gr12" draw:text-style-name="P11" draw:layer="layout" svg:x1="9.9cm" svg:y1="2.201cm" svg:x2="14.2cm" svg:y2="5.3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Announce 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</draw:line>
        <draw:line draw:style-name="gr16" draw:text-style-name="P1" draw:layer="layout" svg:x1="5cm" svg:y1="6cm" svg:x2="8.4cm" svg:y2="6.9cm">
          <text:p/>
        </draw:line>
        <draw:line draw:style-name="gr17" draw:text-style-name="P1" draw:layer="layout" svg:x1="8cm" svg:y1="5.9cm" svg:x2="9cm" svg:y2="7.9cm">
          <text:p/>
        </draw:line>
        <draw:line draw:style-name="gr17" draw:text-style-name="P1" draw:layer="layout" svg:x1="9cm" svg:y1="5.9cm" svg:x2="8cm" svg:y2="7.9cm">
          <text:p/>
        </draw:line>
        <draw:line draw:style-name="gr18" draw:text-style-name="P1" draw:layer="layout" svg:x1="8.4cm" svg:y1="6.9cm" svg:x2="12.4cm" svg:y2="7.9cm">
          <text:p/>
        </draw:line>
        <draw:frame draw:style-name="gr19" draw:text-style-name="P12" draw:layer="layout" svg:width="5.4cm" svg:height="1.95cm" svg:x="5.8cm" svg:y="8.05cm">
          <draw:text-box>
            <text:p text:style-name="P12"><text:span text:style-name="T4">Leecher 1 lost connection to Seed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09-28T18:19:41.451039000</dc:date>
    <meta:editing-duration>P1DT4H48M47S</meta:editing-duration>
    <meta:editing-cycles>122</meta:editing-cycles>
    <meta:generator>LibreOffice/4.1.3.2$MacOSX_x86 LibreOffice_project/70feb7d99726f064edab4605a8ab840c50ec57a</meta:generator>
    <meta:document-statistic meta:object-count="82"/>
  </office:meta>
</office:document-meta>
</file>